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1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419" svg:stroke-width="0.03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ffcc9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1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4420" svg:stroke-width="0.03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ffcc9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1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421" svg:stroke-width="0.03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ffcc9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1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svg:stroke-width="0.03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14cm" fo:padding-bottom="0.014cm" fo:padding-left="1cm" fo:padding-right="0.014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cc9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7.974cm" svg:y1="13.78cm" svg:x2="11.474cm" svg:y2="13.78cm">
            <text:p/>
          </draw:line>
          <draw:line draw:style-name="gr1" draw:text-style-name="P1" draw:layer="layout" svg:x1="7.974cm" svg:y1="14.281cm" svg:x2="11.474cm" svg:y2="14.281cm">
            <text:p/>
          </draw:line>
          <draw:line draw:style-name="gr1" draw:text-style-name="P1" draw:layer="layout" svg:x1="7.974cm" svg:y1="14.781cm" svg:x2="11.474cm" svg:y2="14.781cm">
            <text:p/>
          </draw:line>
          <draw:line draw:style-name="gr1" draw:text-style-name="P1" draw:layer="layout" svg:x1="7.974cm" svg:y1="15.281cm" svg:x2="11.474cm" svg:y2="15.281cm">
            <text:p/>
          </draw:line>
          <draw:line draw:style-name="gr1" draw:text-style-name="P1" draw:layer="layout" svg:x1="7.974cm" svg:y1="15.782cm" svg:x2="11.474cm" svg:y2="15.782cm">
            <text:p/>
          </draw:line>
          <draw:line draw:style-name="gr1" draw:text-style-name="P1" draw:layer="layout" svg:x1="7.974cm" svg:y1="13.284cm" svg:x2="7.974cm" svg:y2="15.782cm">
            <text:p/>
          </draw:line>
          <draw:line draw:style-name="gr1" draw:text-style-name="P1" draw:layer="layout" svg:x1="8.47cm" svg:y1="13.284cm" svg:x2="8.47cm" svg:y2="15.782cm">
            <text:p/>
          </draw:line>
          <draw:line draw:style-name="gr1" draw:text-style-name="P1" draw:layer="layout" svg:x1="8.971cm" svg:y1="13.284cm" svg:x2="8.971cm" svg:y2="15.782cm">
            <text:p/>
          </draw:line>
          <draw:line draw:style-name="gr1" draw:text-style-name="P1" draw:layer="layout" svg:x1="9.471cm" svg:y1="13.284cm" svg:x2="9.471cm" svg:y2="15.782cm">
            <text:p/>
          </draw:line>
          <draw:line draw:style-name="gr1" draw:text-style-name="P1" draw:layer="layout" svg:x1="9.971cm" svg:y1="13.284cm" svg:x2="9.971cm" svg:y2="15.782cm">
            <text:p/>
          </draw:line>
          <draw:line draw:style-name="gr1" draw:text-style-name="P1" draw:layer="layout" svg:x1="10.471cm" svg:y1="13.284cm" svg:x2="10.471cm" svg:y2="15.782cm">
            <text:p/>
          </draw:line>
          <draw:line draw:style-name="gr1" draw:text-style-name="P1" draw:layer="layout" svg:x1="10.972cm" svg:y1="13.284cm" svg:x2="10.972cm" svg:y2="15.782cm">
            <text:p/>
          </draw:line>
          <draw:line draw:style-name="gr1" draw:text-style-name="P1" draw:layer="layout" svg:x1="11.473cm" svg:y1="13.284cm" svg:x2="11.473cm" svg:y2="15.782cm">
            <text:p/>
          </draw:line>
          <draw:line draw:style-name="gr1" draw:text-style-name="P1" draw:layer="layout" svg:x1="7.974cm" svg:y1="13.284cm" svg:x2="11.474cm" svg:y2="13.284cm">
            <text:p/>
          </draw:line>
        </draw:g>
        <draw:circle draw:style-name="gr2" draw:text-style-name="P2" draw:layer="layout" svg:width="1.003cm" svg:height="1.004cm" svg:x="8.472cm" svg:y="14.782cm" draw:kind="section" draw:start-angle="270.31" draw:end-angle="0.25">
          <text:p/>
        </draw:circle>
        <draw:ellipse draw:style-name="gr2" draw:text-style-name="P2" draw:layer="layout" svg:width="2.001cm" svg:height="2.005cm" svg:x="7.974cm" svg:y="13.782cm" draw:kind="section" draw:start-angle="180.28" draw:end-angle="269.93">
          <text:p/>
        </draw:ellipse>
        <draw:circle draw:style-name="gr3" draw:text-style-name="P2" draw:layer="layout" svg:width="3.001cm" svg:height="3.001cm" svg:x="7.974cm" svg:y="13.284cm" draw:kind="section" draw:start-angle="90.04" draw:end-angle="179.93">
          <text:p/>
        </draw:circle>
        <draw:circle draw:style-name="gr4" draw:text-style-name="P2" draw:layer="layout" svg:width="4.001cm" svg:height="4.001cm" svg:x="7.473cm" svg:y="13.284cm" draw:kind="section" draw:start-angle="0.02" draw:end-angle="90.03">
          <text:p/>
        </draw:circle>
        <draw:rect draw:style-name="gr5" draw:text-style-name="P3" draw:layer="layout" svg:width="0.502cm" svg:height="0.503cm" svg:x="8.973cm" svg:y="14.78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6:40:25.281773716</dc:date>
    <meta:editing-duration>PT36M8S</meta:editing-duration>
    <meta:editing-cycles>39</meta:editing-cycles>
    <meta:generator>LibreOffice/5.2.7.2$Linux_X86_64 LibreOffice_project/20m0$Build-2</meta:generator>
    <meta:document-statistic meta:object-count="20"/>
  </office:meta>
</office:document-meta>
</file>